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Cuestionario:UT1-AE1. Prueba de evaluación</text:p>
          </table:table-cell>
          <table:table-cell office:value-type="string">
            <text:p>Cuestionario:UT1-AER1. Recuperación. Prueba de evaluación</text:p>
          </table:table-cell>
          <table:table-cell office:value-type="string">
            <text:p>Tarea:UT1-AE1D. Prueba de evaluación. Calificación definitiva</text:p>
          </table:table-cell>
          <table:table-cell office:value-type="string">
            <text:p>Cuestionario:UT2-AE1. Prueba teórica</text:p>
          </table:table-cell>
          <table:table-cell office:value-type="string">
            <text:p>Cuestionario:UT2-AER1. Recuperación. Prueba teórica. 2013</text:p>
          </table:table-cell>
          <table:table-cell office:value-type="string">
            <text:p>Cuestionario:UT2-AER1. Recuperación. Prueba teórica</text:p>
          </table:table-cell>
          <table:table-cell office:value-type="string">
            <text:p>Tarea:UT2-AE1D. Prueba teórica. Calificación definitiva</text:p>
          </table:table-cell>
          <table:table-cell office:value-type="string">
            <text:p>Tarea:UT2-AE2. Prueba teórico práctica 1/2</text:p>
          </table:table-cell>
          <table:table-cell office:value-type="string">
            <text:p>Tarea:UT2-AE2. Prueba teórico práctica 2/2</text:p>
          </table:table-cell>
          <table:table-cell office:value-type="string">
            <text:p>Tarea:UT2-AER2. Prueba teórico práctica 1/2</text:p>
          </table:table-cell>
          <table:table-cell office:value-type="string">
            <text:p>Tarea:UT2-AER2. Prueba teórico práctica 2/2</text:p>
          </table:table-cell>
          <table:table-cell office:value-type="string">
            <text:p>Tarea:UT2-AE2D. Prueba teórico-práctica. Calificación definitiva</text:p>
          </table:table-cell>
          <table:table-cell office:value-type="string">
            <text:p>pruebas 1</text:p>
          </table:table-cell>
          <table:table-cell office:value-type="string">
            <text:p>Tarea:UT3-A1. Práctica. Tarjetas de red</text:p>
          </table:table-cell>
          <table:table-cell office:value-type="string">
            <text:p>Tarea:UT3-A2. Práctica. Introducción a packet tracer</text:p>
          </table:table-cell>
          <table:table-cell office:value-type="string">
            <text:p>Tarea:UT3-A3. Mapa conceptual. Capa de enlace de datos</text:p>
          </table:table-cell>
          <table:table-cell office:value-type="string">
            <text:p>Tarea:UT0-A1. Cualidades de un buen administrador de sistemas</text:p>
          </table:table-cell>
          <table:table-cell office:value-type="string">
            <text:p>Tarea:UT0-A2. Uso básico del equipo. Repaso</text:p>
          </table:table-cell>
          <table:table-cell office:value-type="string">
            <text:p>Tarea:UT1-A1. Características y componentes básicos de una red local - grupo 1</text:p>
          </table:table-cell>
          <table:table-cell office:value-type="string">
            <text:p>Lección:UT1-A2. Lección. La comunicación de hoy en día</text:p>
          </table:table-cell>
          <table:table-cell office:value-type="string">
            <text:p>Tarea:UT1-A3. Mapa conceptual.Introducción a Freeplane</text:p>
          </table:table-cell>
          <table:table-cell office:value-type="string">
            <text:p>Tarea:UT1-A4. Mapa conceptual. Clasificación de las redes</text:p>
          </table:table-cell>
          <table:table-cell office:value-type="string">
            <text:p>Tarea:UT1-A5. Velocidad de transmisión de la información</text:p>
          </table:table-cell>
          <table:table-cell office:value-type="string">
            <text:p>Tarea:UT1-AC1. Actividad complementaria. Intercambio de archivos por ssh</text:p>
          </table:table-cell>
          <table:table-cell office:value-type="string">
            <text:p>Lección:UT1-A6. Lección. Arquitectura de redes</text:p>
          </table:table-cell>
          <table:table-cell office:value-type="string">
            <text:p>Tarea:UT1-A7. Mapa conceptual. El modelo de referencia OSI</text:p>
          </table:table-cell>
          <table:table-cell office:value-type="string">
            <text:p>Tarea:UT1-AC1. Actividad complementaria. Encendido remoto con Wake on LAN</text:p>
          </table:table-cell>
          <table:table-cell office:value-type="string">
            <text:p>Tarea:UT1-A8. Análisis de PDU con Wireshark</text:p>
          </table:table-cell>
          <table:table-cell office:value-type="string">
            <text:p>Tarea:UT1-AC3. Actividad complementaria. Mapa conceptual. Arquitectura TCP/IP</text:p>
          </table:table-cell>
          <table:table-cell office:value-type="string">
            <text:p>Tarea:UT2-A1. Esquema de la red del aula</text:p>
          </table:table-cell>
          <table:table-cell office:value-type="string">
            <text:p>Tarea:UT2-A11. Diseño físico de una red. Presupuesto</text:p>
          </table:table-cell>
          <table:table-cell office:value-type="string">
            <text:p>Lección:UT2-A3. Capa física, tipos de comunicación y medios físicos</text:p>
          </table:table-cell>
          <table:table-cell office:value-type="string">
            <text:p>Tarea:UT2-A7. Revisión del cumplimiento de la norma en proyecto de cableado estructurado</text:p>
          </table:table-cell>
          <table:table-cell office:value-type="string">
            <text:p>Tarea:UT2-A4. Redes Ethernet. Mapa conceptual</text:p>
          </table:table-cell>
          <table:table-cell office:value-type="string">
            <text:p>Tarea:UT2-A6. Normativa y estructura general de un sistema de cableado estructurado-g1</text:p>
          </table:table-cell>
          <table:table-cell office:value-type="string">
            <text:p>Tarea:UT2-A10. Proyecto técnico de cableado estructurado</text:p>
          </table:table-cell>
          <table:table-cell office:value-type="string">
            <text:p>Tarea:UT2-A8. Ejercicios. Dimensionado de un SCE</text:p>
          </table:table-cell>
          <table:table-cell office:value-type="string">
            <text:p>Tarea:UT2-A5. Preguntas. Capa física. Tipos de comunicación. Medios físicos y Redes Ethernet</text:p>
          </table:table-cell>
          <table:table-cell office:value-type="string">
            <text:p>Tarea:UT2-A2. Paǵina en wiki. Datos físicos de la red del aula</text:p>
          </table:table-cell>
          <table:table-cell office:value-type="string">
            <text:p>Tarea:UT2-AC1. Vídeo. Internet submarina</text:p>
          </table:table-cell>
          <table:table-cell office:value-type="string">
            <text:p>Tarea:UT2-A9. Dimensionado de canalizaciones</text:p>
          </table:table-cell>
          <table:table-cell office:value-type="string">
            <text:p>Glosario:UT1-Glosario</text:p>
          </table:table-cell>
          <table:table-cell office:value-type="string">
            <text:p>Tarea:UT1-AC2. firechat</text:p>
          </table:table-cell>
          <table:table-cell office:value-type="string">
            <text:p>prácticas 1</text:p>
          </table:table-cell>
          <table:table-cell office:value-type="string">
            <text:p>Tarea:Actitud general. 1º trimestre</text:p>
          </table:table-cell>
          <table:table-cell office:value-type="string">
            <text:p>Tarea:Wikicuaderno. 1º trimestre</text:p>
          </table:table-cell>
          <table:table-cell office:value-type="string">
            <text:p>Tarea:Comunidad G+. 1º trimestre</text:p>
          </table:table-cell>
          <table:table-cell office:value-type="string">
            <text:p>participación - actitud 1</text:p>
          </table:table-cell>
          <table:table-cell office:value-type="string">
            <text:p>1ª evaluación</text:p>
          </table:table-cell>
          <table:table-cell office:value-type="string">
            <text:p>Evaluación1-calificación</text:p>
          </table:table-cell>
          <table:table-cell office:value-type="string">
            <text:p>Cuestionario:UT3-A6.Cuestionario. Técnicas de acceso al medio</text:p>
          </table:table-cell>
          <table:table-cell office:value-type="string">
            <text:p>Cuestionario:UT3-AE1. Prueba teórica. 2013</text:p>
          </table:table-cell>
          <table:table-cell office:value-type="string">
            <text:p>Cuestionario:UT3-AER1. Recuperación. Prueba teórica</text:p>
          </table:table-cell>
          <table:table-cell office:value-type="string">
            <text:p>Cuestionario:UT3-AE1. Prueba teórica</text:p>
          </table:table-cell>
          <table:table-cell office:value-type="string">
            <text:p>Cuestionario:UT3-AERF1. Recuperación final. Prueba teórica</text:p>
          </table:table-cell>
          <table:table-cell office:value-type="string">
            <text:p>Tarea:UT3-AE2. Prueba práctica</text:p>
          </table:table-cell>
          <table:table-cell office:value-type="string">
            <text:p>Tarea:UT3-AER2.Recuperación. Prueba práctica</text:p>
          </table:table-cell>
          <table:table-cell office:value-type="string">
            <text:p>Tarea:UT3-AERF2.Recuperación final. Prueba práctica</text:p>
          </table:table-cell>
          <table:table-cell office:value-type="string">
            <text:p>Tarea:UT5-AE1. Prueba práctica. Enrutamiento estático</text:p>
          </table:table-cell>
          <table:table-cell office:value-type="string">
            <text:p>Cuestionario:UT5.AE2. Prueba teórica. Enrutamiento estático</text:p>
          </table:table-cell>
          <table:table-cell office:value-type="string">
            <text:p>Tarea:UT5-AER1.Recuperación. Prueba práctica. Enrutamiento estático</text:p>
          </table:table-cell>
          <table:table-cell office:value-type="string">
            <text:p>Cuestionario:UT5.AER2. Recuperación. Prueba teórica. Enrutamiento estático</text:p>
          </table:table-cell>
          <table:table-cell office:value-type="string">
            <text:p>Tarea:UT5. Enrutamiento. Prueba práctica. Calificación definitiva</text:p>
          </table:table-cell>
          <table:table-cell office:value-type="string">
            <text:p>Tarea:UT5. Enrutamiento. Prueba teórica. Calificación definitiva</text:p>
          </table:table-cell>
          <table:table-cell office:value-type="string">
            <text:p>Tarea:UT4-AE1. Prueba práctica - parte 1</text:p>
          </table:table-cell>
          <table:table-cell office:value-type="string">
            <text:p>Tarea:UT4-AE1. Prueba práctica - parte 2</text:p>
          </table:table-cell>
          <table:table-cell office:value-type="string">
            <text:p>Tarea:UT4-AER1. Prueba práctica - recuperación - parte 1</text:p>
          </table:table-cell>
          <table:table-cell office:value-type="string">
            <text:p>Tarea:UT4-AER1. Prueba práctica - recuperación - parte 2</text:p>
          </table:table-cell>
          <table:table-cell office:value-type="string">
            <text:p>Tarea:UT3-AED1. Prueba teórica. Calificación definitiva</text:p>
          </table:table-cell>
          <table:table-cell office:value-type="string">
            <text:p>Tarea:UT3-AED2. Prueba práctica. Calificación definitiva</text:p>
          </table:table-cell>
          <table:table-cell office:value-type="string">
            <text:p>Tarea:UT4-AED1. Prueba práctica calificación definitiva</text:p>
          </table:table-cell>
          <table:table-cell office:value-type="string">
            <text:p>Tarea:UT4-AERF. Recuperación final. Prueba práctica</text:p>
          </table:table-cell>
          <table:table-cell office:value-type="string">
            <text:p>Tarea:UT4-AERF. Recuperación final. Prueba prácticav2</text:p>
          </table:table-cell>
          <table:table-cell office:value-type="string">
            <text:p>pruebas2</text:p>
          </table:table-cell>
          <table:table-cell office:value-type="string">
            <text:p>Tarea:UT4-A11. Configuración de la red en Linux</text:p>
          </table:table-cell>
          <table:table-cell office:value-type="string">
            <text:p>Tarea:UT4-A12. Configuración de la red en Linux. Consolidación I</text:p>
          </table:table-cell>
          <table:table-cell office:value-type="string">
            <text:p>Tarea:UT4-A13. Configuración de la red en Linux. Consolidación II</text:p>
          </table:table-cell>
          <table:table-cell office:value-type="string">
            <text:p>Tarea:UT4-A14. Ejercicios de direccionamiento. Repaso</text:p>
          </table:table-cell>
          <table:table-cell office:value-type="string">
            <text:p>Tarea:UT4-A15. Configuración de la red en Linux. Consolidación III</text:p>
          </table:table-cell>
          <table:table-cell office:value-type="string">
            <text:p>Tarea:UT3-A4. Práctica. Direccionamiento físico y elementos de la capa de enlace</text:p>
          </table:table-cell>
          <table:table-cell office:value-type="string">
            <text:p>Tarea:UT3-A5. Mapa conceptual. Técnicas de control de acceso al medio</text:p>
          </table:table-cell>
          <table:table-cell office:value-type="string">
            <text:p>Tarea:UT2-A8. Elaboración de latiguillos, crimpado en parcheo y montaje de roseta</text:p>
          </table:table-cell>
          <table:table-cell office:value-type="string">
            <text:p>Tarea:UT3-A7. Práctica. PT. Conmutación de tramas.</text:p>
          </table:table-cell>
          <table:table-cell office:value-type="string">
            <text:p>Tarea:UT3-A8. Supuestos prácticos. Ejercicios (I)</text:p>
          </table:table-cell>
          <table:table-cell office:value-type="string">
            <text:p>Tarea:UT3-A9. Supuestos prácticos. Ejercicios (II)</text:p>
          </table:table-cell>
          <table:table-cell office:value-type="string">
            <text:p>Tarea:UT4-A1. Mapa conceptual. Características de la capa de red</text:p>
          </table:table-cell>
          <table:table-cell office:value-type="string">
            <text:p>Tarea:UT4-A2. Direcciones IP</text:p>
          </table:table-cell>
          <table:table-cell office:value-type="string">
            <text:p>Tarea:UT4-A3. Redes públicas y privadas</text:p>
          </table:table-cell>
          <table:table-cell office:value-type="string">
            <text:p>Tarea:UT4-A5. Redes IP sin clase. Subredes</text:p>
          </table:table-cell>
          <table:table-cell office:value-type="string">
            <text:p>Tarea:UT4-A7. IPv6</text:p>
          </table:table-cell>
          <table:table-cell office:value-type="string">
            <text:p>Tarea:UT4-A8. Direcciones IPv6. Ejercicios</text:p>
          </table:table-cell>
          <table:table-cell office:value-type="string">
            <text:p>Tarea:UT4-A9. Protocolo ARP</text:p>
          </table:table-cell>
          <table:table-cell office:value-type="string">
            <text:p>Tarea:UT4-A10. Protocolo ICMP</text:p>
          </table:table-cell>
          <table:table-cell office:value-type="string">
            <text:p>Tarea:UT5-A1. Enrutamiento. Mapa conceptual</text:p>
          </table:table-cell>
          <table:table-cell office:value-type="string">
            <text:p>Tarea:UT5-A2. Tablas de enrutamiento de esquema de red</text:p>
          </table:table-cell>
          <table:table-cell office:value-type="string">
            <text:p>Tarea:UT5-A3. Práctica guiada. Enrutamiento estático con PacketTracer</text:p>
          </table:table-cell>
          <table:table-cell office:value-type="string">
            <text:p>Tarea:UT5-A4. Práctica de consolidación. Enrutamiento estático</text:p>
          </table:table-cell>
          <table:table-cell office:value-type="string">
            <text:p>Tarea:UT4-A4. Direcciones IPv4. Ejercicios</text:p>
          </table:table-cell>
          <table:table-cell office:value-type="string">
            <text:p>Tarea:UT4-A6. Direccionamiento IP. Ejercicios subredes</text:p>
          </table:table-cell>
          <table:table-cell office:value-type="string">
            <text:p>Tarea:UT5-A2-1. Tabla de enrutamiento de esquema de red de pizarra</text:p>
          </table:table-cell>
          <table:table-cell office:value-type="string">
            <text:p>Tarea:UT5-A5. Enrutamiento estático con Linux</text:p>
          </table:table-cell>
          <table:table-cell office:value-type="string">
            <text:p>prácticas 2</text:p>
          </table:table-cell>
          <table:table-cell office:value-type="string">
            <text:p>Tarea:Wikicuaderno. 2º trimestre</text:p>
          </table:table-cell>
          <table:table-cell office:value-type="string">
            <text:p>Tarea:Comunidad G+. 2º trimestre</text:p>
          </table:table-cell>
          <table:table-cell office:value-type="string">
            <text:p>Tarea:Actitud general. 2º trimestre</text:p>
          </table:table-cell>
          <table:table-cell office:value-type="string">
            <text:p>Tarea:Positivos. 2º trimestre</text:p>
          </table:table-cell>
          <table:table-cell office:value-type="string">
            <text:p>participación - actitud 2</text:p>
          </table:table-cell>
          <table:table-cell office:value-type="string">
            <text:p>Total categoría</text:p>
          </table:table-cell>
          <table:table-cell office:value-type="string">
            <text:p>2ª evaluación</text:p>
          </table:table-cell>
          <table:table-cell office:value-type="string">
            <text:p>Tarea:UT5-AE4. Prueba práctica. Enrutamiento estático y VLAN</text:p>
          </table:table-cell>
          <table:table-cell office:value-type="string">
            <text:p>Tarea:UT5-AER2. Recuperación. Prueba práctica. Enrutamiento estático y VLAN</text:p>
          </table:table-cell>
          <table:table-cell office:value-type="string">
            <text:p>Tarea:UT5-AERF2. Recuperación final. Prueba práctica. Enrutamiento estático y VLAN</text:p>
          </table:table-cell>
          <table:table-cell office:value-type="string">
            <text:p>Cuestionario:UT5.AE3. Prueba teórica. Enrutamiento y VLAN</text:p>
          </table:table-cell>
          <table:table-cell office:value-type="string">
            <text:p>Cuestionario:UT5.AER1. Recuperación. Prueba teórica. Enrutamiento y VLAN</text:p>
          </table:table-cell>
          <table:table-cell office:value-type="string">
            <text:p>Cuestionario:UT5.AERF1. Recuperación final. Prueba teórica. Enrutamiento y VLAN</text:p>
          </table:table-cell>
          <table:table-cell office:value-type="string">
            <text:p>Cuestionario:UT5.AERF2. Recuperación final. Prueba teórica. Enrutamiento estático</text:p>
          </table:table-cell>
          <table:table-cell office:value-type="string">
            <text:p>Tarea:UT6-AE2. Prueba práctica. Capa de transporte</text:p>
          </table:table-cell>
          <table:table-cell office:value-type="string">
            <text:p>Tarea:UT6-AER2. Recuperación. Prueba práctica. Capa de transporte</text:p>
          </table:table-cell>
          <table:table-cell office:value-type="string">
            <text:p>Cuestionario:UT6-AE1. Cuestionario - Capa de transporte. Protocolos TCP y UDP - 201314</text:p>
          </table:table-cell>
          <table:table-cell office:value-type="string">
            <text:p>Tarea:UT6-AERF2. Recuperación final. Prueba práctica. Capa de transporte</text:p>
          </table:table-cell>
          <table:table-cell office:value-type="string">
            <text:p>Cuestionario:UT6-AE3. Cuestionario - netstat y PAT</text:p>
          </table:table-cell>
          <table:table-cell office:value-type="string">
            <text:p>Cuestionario:UT6-AE1. Cuestionario - Capa de transporte. Protocolos TCP y UDP</text:p>
          </table:table-cell>
          <table:table-cell office:value-type="string">
            <text:p>Cuestionario:UT6-AER1. Recuperación. Prueba teórica. Capa de transporte. Protocolos TCP y UDP</text:p>
          </table:table-cell>
          <table:table-cell office:value-type="string">
            <text:p>Cuestionario:UT6-AER3. Recuperación.Cuestionario netstat y PAT</text:p>
          </table:table-cell>
          <table:table-cell office:value-type="string">
            <text:p>Tarea:UT5.VLAN. Prueba práctica. Calificación definitiva</text:p>
          </table:table-cell>
          <table:table-cell office:value-type="string">
            <text:p>Tarea:UT5. VLAN. Parte teórica. Calificación definitiva</text:p>
          </table:table-cell>
          <table:table-cell office:value-type="string">
            <text:p>Tarea:UT6. Prueba práctica. Calificación definitiva</text:p>
          </table:table-cell>
          <table:table-cell office:value-type="string">
            <text:p>Tarea:UT6. Cuestionarios - netstat y PAT. Calificación definitiva</text:p>
          </table:table-cell>
          <table:table-cell office:value-type="string">
            <text:p>Tarea:UT6. Prueba teórica. Capa de transporte. Protocolos TCP y UDP. Calificación definitiva</text:p>
          </table:table-cell>
          <table:table-cell office:value-type="string">
            <text:p>Cuestionario:UT6-AERF1. Recuperación final. Prueba teórica. Capa de transporte. Protocolos TCP y UDP</text:p>
          </table:table-cell>
          <table:table-cell office:value-type="string">
            <text:p>Cuestionario:UT6-AERF3. Recuperación final.Cuestionario netstat y PAT</text:p>
          </table:table-cell>
          <table:table-cell office:value-type="string">
            <text:p>Tarea:UT7-AE2. Prueba práctica. Capa de aplicación</text:p>
          </table:table-cell>
          <table:table-cell office:value-type="string">
            <text:p>Cuestionario:UT7-AE1. Prueba teórica. Capa de aplicación</text:p>
          </table:table-cell>
          <table:table-cell office:value-type="string">
            <text:p>pruebas 3</text:p>
          </table:table-cell>
          <table:table-cell office:value-type="string">
            <text:p>Tarea:UT5-A5. VLAN. Características</text:p>
          </table:table-cell>
          <table:table-cell office:value-type="string">
            <text:p>Tarea:UT5-A6. Práctica guiada. VLAN con Paquet Tracer </text:p>
          </table:table-cell>
          <table:table-cell office:value-type="string">
            <text:p>Tarea:UT5-A7. Práctica. VLAN con Paquet Tracer </text:p>
          </table:table-cell>
          <table:table-cell office:value-type="string">
            <text:p>Tarea:UT5-A8. Práctica. VLAN + enrutamiento (I) </text:p>
          </table:table-cell>
          <table:table-cell office:value-type="string">
            <text:p>Tarea:UT5-A9. Práctica. VLAN + enrutamiento (II) </text:p>
          </table:table-cell>
          <table:table-cell office:value-type="string">
            <text:p>Tarea:UT5-A10. Práctica. Enrutamiento en Linux</text:p>
          </table:table-cell>
          <table:table-cell office:value-type="string">
            <text:p>Tarea:UT6-A1. Preguntas. La capa de transporte</text:p>
          </table:table-cell>
          <table:table-cell office:value-type="string">
            <text:p>Tarea:UT6-AC1. Práctica. Privacidad en Internet</text:p>
          </table:table-cell>
          <table:table-cell office:value-type="string">
            <text:p>Tarea:UT6-A2. Comparativa de direcciones y capas de la pila de protocolos TCP/IP</text:p>
          </table:table-cell>
          <table:table-cell office:value-type="string">
            <text:p>Tarea:UT6-A6. Práctica. Port address translation</text:p>
          </table:table-cell>
          <table:table-cell office:value-type="string">
            <text:p>Tarea:UT6-A9. Práctica. Reenvío de puertos en Linux</text:p>
          </table:table-cell>
          <table:table-cell office:value-type="string">
            <text:p>Tarea:UT7. A1. Preguntas. Redes locles inalámbricas</text:p>
          </table:table-cell>
          <table:table-cell office:value-type="string">
            <text:p>Tarea:UT7-A2. Mapa web de cobertura inalámbrica</text:p>
          </table:table-cell>
          <table:table-cell office:value-type="string">
            <text:p>Tarea:UT7-A3. Práctica. Penetration test con aircrack</text:p>
          </table:table-cell>
          <table:table-cell office:value-type="string">
            <text:p>Tarea:UT7-A4. Práctica. Redes inalámbricas en modo ad-hoc</text:p>
          </table:table-cell>
          <table:table-cell office:value-type="string">
            <text:p>Tarea:UT7-A4. Práctica. Hotspots</text:p>
          </table:table-cell>
          <table:table-cell office:value-type="string">
            <text:p>Tarea:UT6-A4. Observación del protocolo TCP con netstat</text:p>
          </table:table-cell>
          <table:table-cell office:value-type="string">
            <text:p>Tarea:UT6-A7. Supuesto Práctico. Port address translation</text:p>
          </table:table-cell>
          <table:table-cell office:value-type="string">
            <text:p>Tarea:UT5-A10. Práctica. VLAN + enrutamiento (III) </text:p>
          </table:table-cell>
          <table:table-cell office:value-type="string">
            <text:p>Tarea:UT6-A5. Supuesto práctico. netstat</text:p>
          </table:table-cell>
          <table:table-cell office:value-type="string">
            <text:p>Tarea:UT6-A8. Capa de transporte. Consolidación</text:p>
          </table:table-cell>
          <table:table-cell office:value-type="string">
            <text:p>Tarea:UT6-A3. Diagrama estados TCP</text:p>
          </table:table-cell>
          <table:table-cell office:value-type="string">
            <text:p>Tarea:UT7-A1. Mapa conceptual. Servicio y protocolo DNS</text:p>
          </table:table-cell>
          <table:table-cell office:value-type="string">
            <text:p>Tarea:UT7-A2. Práctica. Protocolo DNS</text:p>
          </table:table-cell>
          <table:table-cell office:value-type="string">
            <text:p>Tarea:UT7-A3. Práctica. Protocolo FTP</text:p>
          </table:table-cell>
          <table:table-cell office:value-type="string">
            <text:p>Tarea:UT7-A4. Práctica. Protocolo DHCP</text:p>
          </table:table-cell>
          <table:table-cell office:value-type="string">
            <text:p>Tarea:UT7-A5. Práctica. Protocolos de acceso remoto</text:p>
          </table:table-cell>
          <table:table-cell office:value-type="string">
            <text:p>Tarea:UT7-A6. Práctica repaso. Protocolos FTP y DNS</text:p>
          </table:table-cell>
          <table:table-cell office:value-type="string">
            <text:p>Tarea:UT7-A7. Práctica. Detalles correo</text:p>
          </table:table-cell>
          <table:table-cell office:value-type="string">
            <text:p>Tarea:UT7-A8. Práctica. Clientes de correo en GNU/Linux</text:p>
          </table:table-cell>
          <table:table-cell office:value-type="string">
            <text:p>Tarea:UT7-A9. Preguntas. Correo electrónico</text:p>
          </table:table-cell>
          <table:table-cell office:value-type="string">
            <text:p>Tarea:UT7-A10. Práctica repaso. Detalles correo</text:p>
          </table:table-cell>
          <table:table-cell office:value-type="string">
            <text:p>Tarea:UT7-A11. Práctica. Clientes de correo II</text:p>
          </table:table-cell>
          <table:table-cell office:value-type="string">
            <text:p>prácticas 3</text:p>
          </table:table-cell>
          <table:table-cell office:value-type="string">
            <text:p>Tarea:Actitud general. 3º trimestre</text:p>
          </table:table-cell>
          <table:table-cell office:value-type="string">
            <text:p>Tarea:Comandos Packet Tracer</text:p>
          </table:table-cell>
          <table:table-cell office:value-type="string">
            <text:p>participación - actitud 3</text:p>
          </table:table-cell>
          <table:table-cell office:value-type="string">
            <text:p>Total categoría</text:p>
          </table:table-cell>
          <table:table-cell office:value-type="string">
            <text:p>3ª evaluación</text:p>
          </table:table-cell>
          <table:table-cell office:value-type="string">
            <text:p>Tarea:UT0-A3. Navegación  segura</text:p>
          </table:table-cell>
          <table:table-cell office:value-type="string">
            <text:p>Tarea:UT1-A6. Supuesto de configuración de la red</text:p>
          </table:table-cell>
          <table:table-cell office:value-type="string">
            <text:p>Tarea:UT1-AE2D. Prueba práctica. Calificación definitiva</text:p>
          </table:table-cell>
          <table:table-cell office:value-type="string">
            <text:p>Tarea:UT1-AER2. Recuperación. Prueba práctica. 2013</text:p>
          </table:table-cell>
          <table:table-cell office:value-type="string">
            <text:p>Cuestionario:UT1-AE1. Prueba teórica. 2013</text:p>
          </table:table-cell>
          <table:table-cell office:value-type="string">
            <text:p>Cuestionario:UT3-A6.Cuestionario. Técnicas de acceso al medio. 2013</text:p>
          </table:table-cell>
          <table:table-cell office:value-type="string">
            <text:p>Cuestionario:UT4-AE1. Cuestionario. Capa de red. Direcciones IP</text:p>
          </table:table-cell>
          <table:table-cell office:value-type="string">
            <text:p>Cuestionario:UT4-AE2. Control. Capa de red.</text:p>
          </table:table-cell>
          <table:table-cell office:value-type="string">
            <text:p>Cuestionario:UT4-AER1. Control. Capa de red. Recuperación</text:p>
          </table:table-cell>
          <table:table-cell office:value-type="string">
            <text:p>Tarea:UT4-AE. Calificación final controles</text:p>
          </table:table-cell>
          <table:table-cell office:value-type="string">
            <text:p>Tarea:Actitud general. 2º trimestre</text:p>
          </table:table-cell>
          <table:table-cell office:value-type="string">
            <text:p>Tarea:Preguntas en clase. 2º trimestre</text:p>
          </table:table-cell>
          <table:table-cell office:value-type="string">
            <text:p>Tarea:Actitud general. 1º trimestre</text:p>
          </table:table-cell>
          <table:table-cell office:value-type="string">
            <text:p>Tarea:Negativos. 1º trimestre</text:p>
          </table:table-cell>
          <table:table-cell office:value-type="string">
            <text:p>Tarea:UT1-A1. Características y componentes básicos de una red local - grupo 2</text:p>
          </table:table-cell>
          <table:table-cell office:value-type="string">
            <text:p>Tarea:UT2-A5. Comparativa de precios de elementos de cableado estructurado</text:p>
          </table:table-cell>
          <table:table-cell office:value-type="string">
            <text:p>Tarea:UT1-A1. Características y componentes básicos de una red local - grupo 3</text:p>
          </table:table-cell>
          <table:table-cell office:value-type="string">
            <text:p>Tarea:UT2-A12. Preguntas. Instalación del SCE de clase</text:p>
          </table:table-cell>
          <table:table-cell office:value-type="string">
            <text:p>Tarea:UT2-A6. Normativa y estructura general de un sistema de cableado estructurado-g2</text:p>
          </table:table-cell>
          <table:table-cell office:value-type="string">
            <text:p>Tarea:UT2-A12. Preguntas. Certificación de un SCE</text:p>
          </table:table-cell>
          <table:table-cell office:value-type="string">
            <text:p>Tarea:UT3-A2. Práctica. Latiguillo cruzado</text:p>
          </table:table-cell>
          <table:table-cell office:value-type="string">
            <text:p>Cuestionario:UT1-AE1. Prueba teórica-201213</text:p>
          </table:table-cell>
          <table:table-cell office:value-type="string">
            <text:p>Cuestionario:UT1-AE3. Prueba teórico-práctica</text:p>
          </table:table-cell>
          <table:table-cell office:value-type="string">
            <text:p>Tarea:UT1-AE2. Prueba. Velocidad de transmisión </text:p>
          </table:table-cell>
          <table:table-cell office:value-type="string">
            <text:p>Cuestionario:UT1-AER1. Recuperación. Prueba teórica. 2013</text:p>
          </table:table-cell>
          <table:table-cell office:value-type="string">
            <text:p>Tarea:UT1-AE2. Prueba práctica. 2013</text:p>
          </table:table-cell>
          <table:table-cell office:value-type="string">
            <text:p>Paquete SCORM:UT1-A7. Arquitectura de redes</text:p>
          </table:table-cell>
          <table:table-cell office:value-type="string">
            <text:p>Tarea:Tarea para RL01</text:p>
          </table:table-cell>
          <table:table-cell office:value-type="string">
            <text:p>Tarea:Tarea para RL02.</text:p>
          </table:table-cell>
          <table:table-cell office:value-type="string">
            <text:p>Tarea:Tarea para RL03.</text:p>
          </table:table-cell>
          <table:table-cell office:value-type="string">
            <text:p>Tarea:Tarea para RL04.</text:p>
          </table:table-cell>
          <table:table-cell office:value-type="string">
            <text:p>Tarea:Tarea para RL05.</text:p>
          </table:table-cell>
          <table:table-cell office:value-type="string">
            <text:p>Tarea:Tarea para RL06.</text:p>
          </table:table-cell>
          <table:table-cell office:value-type="string">
            <text:p>Actividades Presenciales</text:p>
          </table:table-cell>
          <table:table-cell office:value-type="string">
            <text:p>Examen Presencial</text:p>
          </table:table-cell>
          <table:table-cell office:value-type="string">
            <text:p>Participación</text:p>
          </table:table-cell>
          <table:table-cell office:value-type="string">
            <text:p>Cuestionario:Examen para RL01</text:p>
          </table:table-cell>
          <table:table-cell office:value-type="string">
            <text:p>Cuestionario:Examen para RL02.</text:p>
          </table:table-cell>
          <table:table-cell office:value-type="string">
            <text:p>Cuestionario:Examen para RL03.</text:p>
          </table:table-cell>
          <table:table-cell office:value-type="string">
            <text:p>Cuestionario:Examen para RL04.</text:p>
          </table:table-cell>
          <table:table-cell office:value-type="string">
            <text:p>Cuestionario:Examen para RL05.</text:p>
          </table:table-cell>
          <table:table-cell office:value-type="string">
            <text:p>Cuestionario:Examen para RL06.</text:p>
          </table:table-cell>
          <table:table-cell office:value-type="string">
            <text:p>Cuestionario:Examen para revisar para RL01</text:p>
          </table:table-cell>
          <table:table-cell office:value-type="string">
            <text:p>Cuestionario:UT2-AE1. Prueba teórica - 2013</text:p>
          </table:table-cell>
          <table:table-cell office:value-type="string">
            <text:p>Paquete SCORM:Unidad de Trabajo RL01. Características generales de las redes locales</text:p>
          </table:table-cell>
          <table:table-cell office:value-type="string">
            <text:p>Cuestionario:Examen para revisar para RL02.</text:p>
          </table:table-cell>
          <table:table-cell office:value-type="string">
            <text:p>Paquete SCORM:UT2. Contenidos- Identificación de elementos y espacios de una red local.</text:p>
          </table:table-cell>
          <table:table-cell office:value-type="string">
            <text:p>Cuestionario:Examen para revisar para RL03.</text:p>
          </table:table-cell>
          <table:table-cell office:value-type="string">
            <text:p>Paquete SCORM:RL03 Guiada.- Interconexión de equipos en redes locales (1ª Parte).</text:p>
          </table:table-cell>
          <table:table-cell office:value-type="string">
            <text:p>Cuestionario:Examen para revisar para RL04.</text:p>
          </table:table-cell>
          <table:table-cell office:value-type="string">
            <text:p>Paquete SCORM:RL04 Guiada.- Interconexión de equipos en redes locales (2ª Parte).</text:p>
          </table:table-cell>
          <table:table-cell office:value-type="string">
            <text:p>Cuestionario:Examen para revisar para RL05.</text:p>
          </table:table-cell>
          <table:table-cell office:value-type="string">
            <text:p>Paquete SCORM:RL05 Guiada.- Instalación y configuración de los equipos de la red.</text:p>
          </table:table-cell>
          <table:table-cell office:value-type="string">
            <text:p>Cuestionario:Examen para revisar para RL06.</text:p>
          </table:table-cell>
          <table:table-cell office:value-type="string">
            <text:p>Paquete SCORM:RL06 Guiada.- Resolución de incidencias en una red local.</text:p>
          </table:table-cell>
          <table:table-cell office:value-type="string">
            <text:p>Tarea:UT1-A5. Conectividad básica. Configurando la red en Linux</text:p>
          </table:table-cell>
          <table:table-cell office:value-type="string">
            <text:p>Tarea:UT1-A9. Introduccón a la arquitectura TCP/IP</text:p>
          </table:table-cell>
          <table:table-cell office:value-type="string">
            <text:p>Cuestionario:UT3-AERF1. Recuperación final. Prueba teórica-201314</text:p>
          </table:table-cell>
          <table:table-cell office:value-type="string">
            <text:p>Cuestionario:UT5.AE2. Prueba teórica. Enrutamiento estático. 2013-14</text:p>
          </table:table-cell>
          <table:table-cell office:value-type="string">
            <text:p>Cuestionario:UT5.AE3. Prueba teórica. Enrutamiento y VLAN. 201314</text:p>
          </table:table-cell>
          <table:table-cell office:value-type="string">
            <text:p>Cuestionario:UT5.AER1. Recuperación. Prueba teórica. Enrutamiento y VLAN. 2013-14</text:p>
          </table:table-cell>
          <table:table-cell office:value-type="string">
            <text:p>Cuestionario:UT5.AERF1. Recuperación final. Prueba teórica. Enrutamiento y VLAN - 201314</text:p>
          </table:table-cell>
          <table:table-cell office:value-type="string">
            <text:p>Cuestionario:UT5.AER2. Recuperación. Prueba teórica. Enrutamiento estático. 201314</text:p>
          </table:table-cell>
          <table:table-cell office:value-type="string">
            <text:p>Cuestionario:UT5.AERF1. Recuperación final. Prueba teórica. Enrutamiento y VLAN. 201314</text:p>
          </table:table-cell>
          <table:table-cell office:value-type="string">
            <text:p>Cuestionario:UT6-AE3. Cuestionario - netstat y PAT- 201314</text:p>
          </table:table-cell>
          <table:table-cell office:value-type="string">
            <text:p>Cuestionario:UT6-AER1. Recuperación. Prueba teórica. Capa de transporte. Protocolos TCP y UDP - 201314</text:p>
          </table:table-cell>
          <table:table-cell office:value-type="string">
            <text:p>Cuestionario:UT6-AER3. Recuperación.Cuestionario netstat y PAT - 201314</text:p>
          </table:table-cell>
          <table:table-cell office:value-type="string">
            <text:p>Cuestionario:UT6-AERF1. Recuperación final. Prueba teórica. Capa de transporte. Protocolos TCP y UDP - 201314</text:p>
          </table:table-cell>
          <table:table-cell office:value-type="string">
            <text:p>Cuestionario:Recuperación. Prueba teórica. 1ª evaluación</text:p>
          </table:table-cell>
          <table:table-cell office:value-type="string">
            <text:p>Cuestionario:Recuperación. Prueba teórica. 2ª evaluación</text:p>
          </table:table-cell>
          <table:table-cell office:value-type="string">
            <text:p>Tarea:Recuperación. 2ª evaluación. Prueba práctica</text:p>
          </table:table-cell>
          <table:table-cell office:value-type="string">
            <text:p>Cuestionario:UT6-AERF3. Recuperación final.Cuestionario netstat y PAT - 201314</text:p>
          </table:table-cell>
          <table:table-cell office:value-type="string">
            <text:p>Cuestionario:UT7-AE1. Prueba teórica. Capa de aplicación - 201314</text:p>
          </table:table-cell>
          <table:table-cell office:value-type="string">
            <text:p>Elementos no calificables</text:p>
          </table:table-cell>
          <table:table-cell office:value-type="string">
            <text:p>Tarea:UT2-AC1. Vídeo. Internet submarina</text:p>
          </table:table-cell>
          <table:table-cell office:value-type="string">
            <text:p>Nota Final</text:p>
          </table:table-cell>
        </table:table-row>
        <table:table-row>
          <table:table-cell office:value-type="string">
            <text:p>Rubén</text:p>
          </table:table-cell>
          <table:table-cell office:value-type="string">
            <text:p>Bermúdez Gonzál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bergon2@iesharia.org</text:p>
          </table:table-cell>
          <table:table-cell office:value-type="float" office:value="3.71">
            <text:p>3.71</text:p>
          </table:table-cell>
          <table:table-cell office:value-type="float" office:value="5.11">
            <text:p>5.11</text:p>
          </table:table-cell>
          <table:table-cell office:value-type="float" office:value="5.00">
            <text:p>5.00</text:p>
          </table:table-cell>
          <table:table-cell office:value-type="float" office:value="5.72">
            <text:p>5.7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2">
            <text:p>5.72</text:p>
          </table:table-cell>
          <table:table-cell office:value-type="float" office:value="4.10">
            <text:p>4.1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5.34">
            <text:p>5.34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24">
            <text:p>8.24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5.63">
            <text:p>5.63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6">
            <text:p>5.66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71">
            <text:p>7.7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70">
            <text:p>7.7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85">
            <text:p>4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4.85">
            <text:p>4.85</text:p>
          </table:table-cell>
          <table:table-cell office:value-type="float" office:value="9.30">
            <text:p>9.30</text:p>
          </table:table-cell>
          <table:table-cell office:value-type="string">
            <text:p>-</text:p>
          </table:table-cell>
          <table:table-cell office:value-type="float" office:value="6.91">
            <text:p>6.91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61">
            <text:p>5.61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41">
            <text:p>6.41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3">
            <text:p>5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6">
            <text:p>6.36</text:p>
          </table:table-cell>
          <table:table-cell office:value-type="float" office:value="5.08">
            <text:p>5.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73">
            <text:p>5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3">
            <text:p>5.03</text:p>
          </table:table-cell>
          <table:table-cell office:value-type="float" office:value="5.65">
            <text:p>5.65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2">
            <text:p>6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73">
            <text:p>3.73</text:p>
          </table:table-cell>
        </table:table-row>
        <table:table-row>
          <table:table-cell office:value-type="string">
            <text:p>Ruperth Steven</text:p>
          </table:table-cell>
          <table:table-cell office:value-type="string">
            <text:p>Camba Lun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uperthstevencambaluna@gmail.com</text:p>
          </table:table-cell>
          <table:table-cell office:value-type="float" office:value="1.61">
            <text:p>1.61</text:p>
          </table:table-cell>
          <table:table-cell office:value-type="float" office:value="4.17">
            <text:p>4.17</text:p>
          </table:table-cell>
          <table:table-cell office:value-type="float" office:value="4.20">
            <text:p>4.20</text:p>
          </table:table-cell>
          <table:table-cell office:value-type="float" office:value="5.47">
            <text:p>5.47</text:p>
          </table:table-cell>
          <table:table-cell office:value-type="string">
            <text:p>-</text:p>
          </table:table-cell>
          <table:table-cell office:value-type="float" office:value="3.89">
            <text:p>3.89</text:p>
          </table:table-cell>
          <table:table-cell office:value-type="float" office:value="5.47">
            <text:p>5.47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4.99">
            <text:p>4.99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47">
            <text:p>6.47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50">
            <text:p>6.5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8">
            <text:p>5.48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5.49">
            <text:p>5.49</text:p>
          </table:table-cell>
          <table:table-cell office:value-type="string">
            <text:p>-</text:p>
          </table:table-cell>
          <table:table-cell office:value-type="float" office:value="2.63">
            <text:p>2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8">
            <text:p>7.08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86">
            <text:p>7.8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90">
            <text:p>7.90</text:p>
          </table:table-cell>
          <table:table-cell office:value-type="float" office:value="3.30">
            <text:p>3.30</text:p>
          </table:table-cell>
          <table:table-cell office:value-type="string">
            <text:p>-</text:p>
          </table:table-cell>
          <table:table-cell office:value-type="float" office:value="4.60">
            <text:p>4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4.60">
            <text:p>4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2">
            <text:p>7.32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37">
            <text:p>7.37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20">
            <text:p>8.20</text:p>
          </table:table-cell>
          <table:table-cell office:value-type="string">
            <text:p>-</text:p>
          </table:table-cell>
          <table:table-cell office:value-type="float" office:value="7.51">
            <text:p>7.51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3">
            <text:p>2.73</text:p>
          </table:table-cell>
          <table:table-cell office:value-type="float" office:value="7.44">
            <text:p>7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5">
            <text:p>7.55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44">
            <text:p>6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9">
            <text:p>5.19</text:p>
          </table:table-cell>
          <table:table-cell office:value-type="float" office:value="5.89">
            <text:p>5.89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96">
            <text:p>3.96</text:p>
          </table:table-cell>
        </table:table-row>
        <table:table-row>
          <table:table-cell office:value-type="string">
            <text:p>Sergio</text:p>
          </table:table-cell>
          <table:table-cell office:value-type="string">
            <text:p>Concepción Curbel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sconcur@iesharia.org</text:p>
          </table:table-cell>
          <table:table-cell office:value-type="float" office:value="5.15">
            <text:p>5.15</text:p>
          </table:table-cell>
          <table:table-cell office:value-type="float" office:value="6.61">
            <text:p>6.61</text:p>
          </table:table-cell>
          <table:table-cell office:value-type="float" office:value="5.60">
            <text:p>5.60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5.97">
            <text:p>5.97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67">
            <text:p>6.67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5.88">
            <text:p>5.88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50">
            <text:p>6.5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7">
            <text:p>8.07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7.11">
            <text:p>7.11</text:p>
          </table:table-cell>
          <table:table-cell office:value-type="string">
            <text:p>-</text:p>
          </table:table-cell>
          <table:table-cell office:value-type="float" office:value="4.73">
            <text:p>4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6">
            <text:p>5.56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8.30">
            <text:p>8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8.30">
            <text:p>8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1">
            <text:p>7.11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94">
            <text:p>8.94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22">
            <text:p>8.22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9">
            <text:p>5.09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11">
            <text:p>6.11</text:p>
          </table:table-cell>
          <table:table-cell office:value-type="float" office:value="10.00">
            <text:p>10.00</text:p>
          </table:table-cell>
          <table:table-cell office:value-type="float" office:value="6.40">
            <text:p>6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56">
            <text:p>6.56</text:p>
          </table:table-cell>
          <table:table-cell office:value-type="float" office:value="7.99">
            <text:p>7.99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99">
            <text:p>8.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7">
            <text:p>4.87</text:p>
          </table:table-cell>
        </table:table-row>
        <table:table-row>
          <table:table-cell office:value-type="string">
            <text:p>Alejandro</text:p>
          </table:table-cell>
          <table:table-cell office:value-type="string">
            <text:p>Díaz Martí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mardia@iesharia.org</text:p>
          </table:table-cell>
          <table:table-cell office:value-type="float" office:value="5.06">
            <text:p>5.06</text:p>
          </table:table-cell>
          <table:table-cell office:value-type="string">
            <text:p>-</text:p>
          </table:table-cell>
          <table:table-cell office:value-type="float" office:value="5.10">
            <text:p>5.10</text:p>
          </table:table-cell>
          <table:table-cell office:value-type="float" office:value="6.81">
            <text:p>6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1">
            <text:p>6.81</text:p>
          </table:table-cell>
          <table:table-cell office:value-type="float" office:value="4.40">
            <text:p>4.40</text:p>
          </table:table-cell>
          <table:table-cell office:value-type="string">
            <text:p>-</text:p>
          </table:table-cell>
          <table:table-cell office:value-type="float" office:value="2.90">
            <text:p>2.90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float" office:value="5.44">
            <text:p>5.44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41">
            <text:p>9.41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6.50">
            <text:p>6.5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43">
            <text:p>6.43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50">
            <text:p>6.50</text:p>
          </table:table-cell>
          <table:table-cell office:value-type="float" office:value="6.05">
            <text:p>6.05</text:p>
          </table:table-cell>
          <table:table-cell office:value-type="string">
            <text:p>-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8">
            <text:p>7.08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30">
            <text:p>7.3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29">
            <text:p>7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30">
            <text:p>7.30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0">
            <text:p>6.30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8">
            <text:p>7.18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3.00">
            <text:p>3.00</text:p>
          </table:table-cell>
          <table:table-cell office:value-type="float" office:value="9.00">
            <text:p>9.00</text:p>
          </table:table-cell>
          <table:table-cell office:value-type="float" office:value="3.00">
            <text:p>3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31">
            <text:p>6.31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20">
            <text:p>7.20</text:p>
          </table:table-cell>
          <table:table-cell office:value-type="string">
            <text:p>-</text:p>
          </table:table-cell>
          <table:table-cell office:value-type="float" office:value="6.83">
            <text:p>6.83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7">
            <text:p>7.27</text:p>
          </table:table-cell>
          <table:table-cell office:value-type="float" office:value="7.70">
            <text:p>7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99">
            <text:p>4.99</text:p>
          </table:table-cell>
          <table:table-cell office:value-type="float" office:value="6.25">
            <text:p>6.25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3">
            <text:p>6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0">
            <text:p>3.80</text:p>
          </table:table-cell>
        </table:table-row>
        <table:table-row>
          <table:table-cell office:value-type="string">
            <text:p>Gorka</text:p>
          </table:table-cell>
          <table:table-cell office:value-type="string">
            <text:p>Fernandez Janssens De Varebeke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gferjan2@iesharia.org</text:p>
          </table:table-cell>
          <table:table-cell office:value-type="float" office:value="3.05">
            <text:p>3.05</text:p>
          </table:table-cell>
          <table:table-cell office:value-type="float" office:value="3.28">
            <text:p>3.28</text:p>
          </table:table-cell>
          <table:table-cell office:value-type="float" office:value="3.30">
            <text:p>3.30</text:p>
          </table:table-cell>
          <table:table-cell office:value-type="float" office:value="4.39">
            <text:p>4.39</text:p>
          </table:table-cell>
          <table:table-cell office:value-type="string">
            <text:p>-</text:p>
          </table:table-cell>
          <table:table-cell office:value-type="float" office:value="3.49">
            <text:p>3.49</text:p>
          </table:table-cell>
          <table:table-cell office:value-type="float" office:value="4.40">
            <text:p>4.40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3.90">
            <text:p>3.9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3.13">
            <text:p>3.13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3.13">
            <text:p>3.13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73">
            <text:p>7.73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6.15">
            <text:p>6.15</text:p>
          </table:table-cell>
          <table:table-cell office:value-type="string">
            <text:p>-</text:p>
          </table:table-cell>
          <table:table-cell office:value-type="float" office:value="4.35">
            <text:p>4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2">
            <text:p>4.72</text:p>
          </table:table-cell>
          <table:table-cell office:value-type="string">
            <text:p>-</text:p>
          </table:table-cell>
          <table:table-cell office:value-type="float" office:value="3.90">
            <text:p>3.9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4.21">
            <text:p>4.21</text:p>
          </table:table-cell>
          <table:table-cell office:value-type="string">
            <text:p>-</text:p>
          </table:table-cell>
          <table:table-cell office:value-type="float" office:value="4.64">
            <text:p>4.64</text:p>
          </table:table-cell>
          <table:table-cell office:value-type="float" office:value="10.00">
            <text:p>10.00</text:p>
          </table:table-cell>
          <table:table-cell office:value-type="float" office:value="4.64">
            <text:p>4.64</text:p>
          </table:table-cell>
          <table:table-cell office:value-type="float" office:value="2.10">
            <text:p>2.10</text:p>
          </table:table-cell>
          <table:table-cell office:value-type="string">
            <text:p>-</text:p>
          </table:table-cell>
          <table:table-cell office:value-type="float" office:value="6.30">
            <text:p>6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30">
            <text:p>5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3">
            <text:p>5.93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50">
            <text:p>7.5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string">
            <text:p>-</text:p>
          </table:table-cell>
          <table:table-cell office:value-type="float" office:value="7.09">
            <text:p>7.09</text:p>
          </table:table-cell>
          <table:table-cell office:value-type="float" office:value="2.00">
            <text:p>2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4.80">
            <text:p>4.80</text:p>
          </table:table-cell>
          <table:table-cell office:value-type="float" office:value="3.89">
            <text:p>3.89</text:p>
          </table:table-cell>
          <table:table-cell office:value-type="float" office:value="4.81">
            <text:p>4.81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82">
            <text:p>1.82</text:p>
          </table:table-cell>
          <table:table-cell office:value-type="float" office:value="4.17">
            <text:p>4.17</text:p>
          </table:table-cell>
          <table:table-cell office:value-type="float" office:value="2.94">
            <text:p>2.94</text:p>
          </table:table-cell>
          <table:table-cell office:value-type="float" office:value="2.22">
            <text:p>2.22</text:p>
          </table:table-cell>
          <table:table-cell office:value-type="float" office:value="5.00">
            <text:p>5.00</text:p>
          </table:table-cell>
          <table:table-cell office:value-type="float" office:value="4.80">
            <text:p>4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7">
            <text:p>4.47</text:p>
          </table:table-cell>
          <table:table-cell office:value-type="float" office:value="2.13">
            <text:p>2.13</text:p>
          </table:table-cell>
          <table:table-cell office:value-type="string">
            <text:p>-</text:p>
          </table:table-cell>
          <table:table-cell office:value-type="float" office:value="2.02">
            <text:p>2.02</text:p>
          </table:table-cell>
          <table:table-cell office:value-type="float" office:value="4.09">
            <text:p>4.09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5">
            <text:p>5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7">
            <text:p>3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5.71">
            <text:p>35.71</text:p>
          </table:table-cell>
          <table:table-cell office:value-type="string">
            <text:p>-</text:p>
          </table:table-cell>
          <table:table-cell office:value-type="float" office:value="3.66">
            <text:p>3.66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García Lóp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garlop@iesharia.org</text:p>
          </table:table-cell>
          <table:table-cell office:value-type="float" office:value="2.49">
            <text:p>2.49</text:p>
          </table:table-cell>
          <table:table-cell office:value-type="float" office:value="1.83">
            <text:p>1.83</text:p>
          </table:table-cell>
          <table:table-cell office:value-type="float" office:value="2.50">
            <text:p>2.50</text:p>
          </table:table-cell>
          <table:table-cell office:value-type="float" office:value="1.02">
            <text:p>1.02</text:p>
          </table:table-cell>
          <table:table-cell office:value-type="string">
            <text:p>-</text:p>
          </table:table-cell>
          <table:table-cell office:value-type="float" office:value="2.68">
            <text:p>2.68</text:p>
          </table:table-cell>
          <table:table-cell office:value-type="float" office:value="2.70">
            <text:p>2.7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2.07">
            <text:p>2.07</text:p>
          </table:table-cell>
          <table:table-cell office:value-type="float" office:value="6.00">
            <text:p>6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6.25">
            <text:p>6.25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4.00">
            <text:p>4.00</text:p>
          </table:table-cell>
          <table:table-cell office:value-type="float" office:value="4.00">
            <text:p>4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01">
            <text:p>5.01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3.93">
            <text:p>3.93</text:p>
          </table:table-cell>
          <table:table-cell office:value-type="string">
            <text:p>-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3">
            <text:p>4.03</text:p>
          </table:table-cell>
          <table:table-cell office:value-type="string">
            <text:p>-</text:p>
          </table:table-cell>
          <table:table-cell office:value-type="float" office:value="0.70">
            <text:p>0.7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2.43">
            <text:p>2.43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4.10">
            <text:p>4.1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3">
            <text:p>2.43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3.00">
            <text:p>3.00</text:p>
          </table:table-cell>
          <table:table-cell office:value-type="float" office:value="1.00">
            <text:p>1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5.45">
            <text:p>5.45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string">
            <text:p>-</text:p>
          </table:table-cell>
          <table:table-cell office:value-type="float" office:value="4.03">
            <text:p>4.03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3">
            <text:p>3.63</text:p>
          </table:table-cell>
          <table:table-cell office:value-type="float" office:value="2.59">
            <text:p>2.59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1">
            <text:p>0.91</text:p>
          </table:table-cell>
          <table:table-cell office:value-type="string">
            <text:p>-</text:p>
          </table:table-cell>
          <table:table-cell office:value-type="float" office:value="3.89">
            <text:p>3.89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3.63">
            <text:p>3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58">
            <text:p>0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6">
            <text:p>3.36</text:p>
          </table:table-cell>
          <table:table-cell office:value-type="float" office:value="2.86">
            <text:p>2.86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5">
            <text:p>3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95">
            <text:p>2.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18">
            <text:p>2.18</text:p>
          </table:table-cell>
        </table:table-row>
        <table:table-row>
          <table:table-cell office:value-type="string">
            <text:p>Gustavo Miguel</text:p>
          </table:table-cell>
          <table:table-cell office:value-type="string">
            <text:p>Guillén Rettk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gguiret@iesharia.org</text:p>
          </table:table-cell>
          <table:table-cell office:value-type="float" office:value="2.83">
            <text:p>2.83</text:p>
          </table:table-cell>
          <table:table-cell office:value-type="float" office:value="3.33">
            <text:p>3.33</text:p>
          </table:table-cell>
          <table:table-cell office:value-type="float" office:value="3.30">
            <text:p>3.30</text:p>
          </table:table-cell>
          <table:table-cell office:value-type="float" office:value="6.08">
            <text:p>6.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1.20">
            <text:p>1.20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string">
            <text:p>-</text:p>
          </table:table-cell>
          <table:table-cell office:value-type="float" office:value="5.70">
            <text:p>5.70</text:p>
          </table:table-cell>
          <table:table-cell office:value-type="float" office:value="5.03">
            <text:p>5.0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3.13">
            <text:p>3.13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2.00">
            <text:p>2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97">
            <text:p>5.97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44">
            <text:p>4.44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50">
            <text:p>5.5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9">
            <text:p>6.79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31">
            <text:p>7.31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60">
            <text:p>9.60</text:p>
          </table:table-cell>
          <table:table-cell office:value-type="string">
            <text:p>-</text:p>
          </table:table-cell>
          <table:table-cell office:value-type="float" office:value="7.56">
            <text:p>7.56</text:p>
          </table:table-cell>
          <table:table-cell office:value-type="float" office:value="2.00">
            <text:p>2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5.57">
            <text:p>5.57</text:p>
          </table:table-cell>
          <table:table-cell office:value-type="float" office:value="6.26">
            <text:p>6.2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1">
            <text:p>6.91</text:p>
          </table:table-cell>
          <table:table-cell office:value-type="float" office:value="8.25">
            <text:p>8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0">
            <text:p>8.50</text:p>
          </table:table-cell>
          <table:table-cell office:value-type="float" office:value="5.57">
            <text:p>5.5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6">
            <text:p>2.06</text:p>
          </table:table-cell>
          <table:table-cell office:value-type="float" office:value="5.82">
            <text:p>5.82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1">
            <text:p>7.9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25">
            <text:p>4.25</text:p>
          </table:table-cell>
        </table:table-row>
        <table:table-row>
          <table:table-cell office:value-type="string">
            <text:p>Paula</text:p>
          </table:table-cell>
          <table:table-cell office:value-type="string">
            <text:p>Hernández Coruj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phercor@iesharia.org</text:p>
          </table:table-cell>
          <table:table-cell office:value-type="float" office:value="3.71">
            <text:p>3.71</text:p>
          </table:table-cell>
          <table:table-cell office:value-type="float" office:value="5.61">
            <text:p>5.61</text:p>
          </table:table-cell>
          <table:table-cell office:value-type="float" office:value="5.00">
            <text:p>5.00</text:p>
          </table:table-cell>
          <table:table-cell office:value-type="float" office:value="4.76">
            <text:p>4.76</text:p>
          </table:table-cell>
          <table:table-cell office:value-type="string">
            <text:p>-</text:p>
          </table:table-cell>
          <table:table-cell office:value-type="float" office:value="6.52">
            <text:p>6.52</text:p>
          </table:table-cell>
          <table:table-cell office:value-type="float" office:value="5.50">
            <text:p>5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4.83">
            <text:p>4.83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24">
            <text:p>8.24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6.88">
            <text:p>6.88</text:p>
          </table:table-cell>
          <table:table-cell office:value-type="float" office:value="10.00">
            <text:p>10.0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49">
            <text:p>6.49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6.03">
            <text:p>6.03</text:p>
          </table:table-cell>
          <table:table-cell office:value-type="string">
            <text:p>-</text:p>
          </table:table-cell>
          <table:table-cell office:value-type="float" office:value="5.75">
            <text:p>5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7">
            <text:p>5.97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6.40">
            <text:p>6.40</text:p>
          </table:table-cell>
          <table:table-cell office:value-type="float" office:value="2.10">
            <text:p>2.10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20">
            <text:p>5.20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5">
            <text:p>5.15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92">
            <text:p>7.92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80">
            <text:p>7.80</text:p>
          </table:table-cell>
          <table:table-cell office:value-type="string">
            <text:p>-</text:p>
          </table:table-cell>
          <table:table-cell office:value-type="float" office:value="6.79">
            <text:p>6.79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90">
            <text:p>4.90</text:p>
          </table:table-cell>
          <table:table-cell office:value-type="string">
            <text:p>-</text:p>
          </table:table-cell>
          <table:table-cell office:value-type="float" office:value="7.75">
            <text:p>7.75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6.73">
            <text:p>6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13">
            <text:p>2.13</text:p>
          </table:table-cell>
          <table:table-cell office:value-type="string">
            <text:p>-</text:p>
          </table:table-cell>
          <table:table-cell office:value-type="float" office:value="3.05">
            <text:p>3.05</text:p>
          </table:table-cell>
          <table:table-cell office:value-type="float" office:value="3.39">
            <text:p>3.39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63">
            <text:p>4.6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1">
            <text:p>4.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8">
            <text:p>7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3.81">
            <text:p>73.81</text:p>
          </table:table-cell>
          <table:table-cell office:value-type="string">
            <text:p>-</text:p>
          </table:table-cell>
          <table:table-cell office:value-type="float" office:value="3.37">
            <text:p>3.37</text:p>
          </table:table-cell>
        </table:table-row>
        <table:table-row>
          <table:table-cell office:value-type="string">
            <text:p>Adriana</text:p>
          </table:table-cell>
          <table:table-cell office:value-type="string">
            <text:p>Hernández Rodrígu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herrod2@iesharia.org</text:p>
          </table:table-cell>
          <table:table-cell office:value-type="float" office:value="6.79">
            <text:p>6.79</text:p>
          </table:table-cell>
          <table:table-cell office:value-type="float" office:value="6.72">
            <text:p>6.72</text:p>
          </table:table-cell>
          <table:table-cell office:value-type="float" office:value="6.80">
            <text:p>6.80</text:p>
          </table:table-cell>
          <table:table-cell office:value-type="float" office:value="5.45">
            <text:p>5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5.67">
            <text:p>5.67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3.33">
            <text:p>3.33</text:p>
          </table:table-cell>
          <table:table-cell office:value-type="float" office:value="9.00">
            <text:p>9.00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6">
            <text:p>7.06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5.63">
            <text:p>5.63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42">
            <text:p>7.42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6.74">
            <text:p>6.74</text:p>
          </table:table-cell>
          <table:table-cell office:value-type="string">
            <text:p>-</text:p>
          </table:table-cell>
          <table:table-cell office:value-type="float" office:value="5.25">
            <text:p>5.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2">
            <text:p>7.22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4.60">
            <text:p>4.60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2">
            <text:p>7.72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69">
            <text:p>8.69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40">
            <text:p>8.40</text:p>
          </table:table-cell>
          <table:table-cell office:value-type="string">
            <text:p>-</text:p>
          </table:table-cell>
          <table:table-cell office:value-type="float" office:value="8.24">
            <text:p>8.24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90">
            <text:p>2.90</text:p>
          </table:table-cell>
          <table:table-cell office:value-type="float" office:value="7.26">
            <text:p>7.2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8.33">
            <text:p>8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30">
            <text:p>6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52">
            <text:p>4.52</text:p>
          </table:table-cell>
          <table:table-cell office:value-type="float" office:value="5.66">
            <text:p>5.66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0">
            <text:p>7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8">
            <text:p>6.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29">
            <text:p>4.29</text:p>
          </table:table-cell>
        </table:table-row>
        <table:table-row>
          <table:table-cell office:value-type="string">
            <text:p>Ivani</text:p>
          </table:table-cell>
          <table:table-cell office:value-type="string">
            <text:p>Jassi 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ijasjal2@iesharia.org</text:p>
          </table:table-cell>
          <table:table-cell office:value-type="float" office:value="2.47">
            <text:p>2.47</text:p>
          </table:table-cell>
          <table:table-cell office:value-type="float" office:value="5.83">
            <text:p>5.83</text:p>
          </table:table-cell>
          <table:table-cell office:value-type="float" office:value="5.00">
            <text:p>5.00</text:p>
          </table:table-cell>
          <table:table-cell office:value-type="float" office:value="5.05">
            <text:p>5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0">
            <text:p>5.1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90">
            <text:p>4.90</text:p>
          </table:table-cell>
          <table:table-cell office:value-type="string">
            <text:p>-</text:p>
          </table:table-cell>
          <table:table-cell office:value-type="float" office:value="4.90">
            <text:p>4.90</text:p>
          </table:table-cell>
          <table:table-cell office:value-type="float" office:value="5.00">
            <text:p>5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24">
            <text:p>8.24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68">
            <text:p>7.68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27">
            <text:p>6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5.24">
            <text:p>5.24</text:p>
          </table:table-cell>
          <table:table-cell office:value-type="float" office:value="10.00">
            <text:p>10.00</text:p>
          </table:table-cell>
          <table:table-cell office:value-type="float" office:value="5.50">
            <text:p>5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2.90">
            <text:p>2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4.88">
            <text:p>4.88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54">
            <text:p>5.54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97">
            <text:p>4.97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8">
            <text:p>6.88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9">
            <text:p>5.09</text:p>
          </table:table-cell>
          <table:table-cell office:value-type="float" office:value="7.27">
            <text:p>7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5">
            <text:p>3.55</text:p>
          </table:table-cell>
          <table:table-cell office:value-type="float" office:value="2.44">
            <text:p>2.44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0">
            <text:p>0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7">
            <text:p>1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38">
            <text:p>2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.81">
            <text:p>23.81</text:p>
          </table:table-cell>
          <table:table-cell office:value-type="string">
            <text:p>-</text:p>
          </table:table-cell>
          <table:table-cell office:value-type="float" office:value="2.58">
            <text:p>2.58</text:p>
          </table:table-cell>
        </table:table-row>
        <table:table-row>
          <table:table-cell office:value-type="string">
            <text:p>Mestisay</text:p>
          </table:table-cell>
          <table:table-cell office:value-type="string">
            <text:p>Jávega Obiol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javobi2@iesharia.org</text:p>
          </table:table-cell>
          <table:table-cell office:value-type="float" office:value="1.95">
            <text:p>1.95</text:p>
          </table:table-cell>
          <table:table-cell office:value-type="float" office:value="2.67">
            <text:p>2.67</text:p>
          </table:table-cell>
          <table:table-cell office:value-type="float" office:value="2.70">
            <text:p>2.7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float" office:value="4.72">
            <text:p>4.72</text:p>
          </table:table-cell>
          <table:table-cell office:value-type="float" office:value="5.50">
            <text:p>5.5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3.07">
            <text:p>3.07</text:p>
          </table:table-cell>
          <table:table-cell office:value-type="float" office:value="3.00">
            <text:p>3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82">
            <text:p>8.82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2.00">
            <text:p>2.00</text:p>
          </table:table-cell>
          <table:table-cell office:value-type="float" office:value="2.00">
            <text:p>2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33">
            <text:p>5.33</text:p>
          </table:table-cell>
          <table:table-cell office:value-type="float" office:value="5.00">
            <text:p>5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4.16">
            <text:p>4.16</text:p>
          </table:table-cell>
          <table:table-cell office:value-type="string">
            <text:p>-</text:p>
          </table:table-cell>
          <table:table-cell office:value-type="float" office:value="1.75">
            <text:p>1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9">
            <text:p>5.69</text:p>
          </table:table-cell>
          <table:table-cell office:value-type="string">
            <text:p>-</text:p>
          </table:table-cell>
          <table:table-cell office:value-type="float" office:value="2.90">
            <text:p>2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4.50">
            <text:p>4.50</text:p>
          </table:table-cell>
          <table:table-cell office:value-type="float" office:value="1.40">
            <text:p>1.40</text:p>
          </table:table-cell>
          <table:table-cell office:value-type="string">
            <text:p>-</text:p>
          </table:table-cell>
          <table:table-cell office:value-type="float" office:value="1.50">
            <text:p>1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90">
            <text:p>2.90</text:p>
          </table:table-cell>
          <table:table-cell office:value-type="float" office:value="1.50">
            <text:p>1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2">
            <text:p>3.42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7.50">
            <text:p>7.50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5.35">
            <text:p>5.35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4.31">
            <text:p>4.31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3">
            <text:p>2.73</text:p>
          </table:table-cell>
          <table:table-cell office:value-type="float" office:value="3.98">
            <text:p>3.9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60">
            <text:p>1.6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30">
            <text:p>1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5.00">
            <text:p>25.00</text:p>
          </table:table-cell>
          <table:table-cell office:value-type="string">
            <text:p>-</text:p>
          </table:table-cell>
          <table:table-cell office:value-type="float" office:value="1.95">
            <text:p>1.95</text:p>
          </table:table-cell>
        </table:table-row>
        <table:table-row>
          <table:table-cell office:value-type="string">
            <text:p>Osvaldo José</text:p>
          </table:table-cell>
          <table:table-cell office:value-type="string">
            <text:p>Martínez Pered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omarper@iesharia.org</text:p>
          </table:table-cell>
          <table:table-cell office:value-type="float" office:value="8.11">
            <text:p>8.11</text:p>
          </table:table-cell>
          <table:table-cell office:value-type="string">
            <text:p>-</text:p>
          </table:table-cell>
          <table:table-cell office:value-type="float" office:value="8.10">
            <text:p>8.10</text:p>
          </table:table-cell>
          <table:table-cell office:value-type="float" office:value="4.99">
            <text:p>4.9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99">
            <text:p>4.99</text:p>
          </table:table-cell>
          <table:table-cell office:value-type="float" office:value="5.40">
            <text:p>5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0">
            <text:p>5.40</text:p>
          </table:table-cell>
          <table:table-cell office:value-type="float" office:value="6.16">
            <text:p>6.16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2.00">
            <text:p>2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1.96">
            <text:p>1.96</text:p>
          </table:table-cell>
          <table:table-cell office:value-type="float" office:value="6.00">
            <text:p>6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4.05">
            <text:p>4.05</text:p>
          </table:table-cell>
          <table:table-cell office:value-type="string">
            <text:p>-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29">
            <text:p>9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30">
            <text:p>9.3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float" office:value="4.20">
            <text:p>4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0">
            <text:p>7.70</text:p>
          </table:table-cell>
          <table:table-cell office:value-type="float" office:value="4.50">
            <text:p>4.50</text:p>
          </table:table-cell>
          <table:table-cell office:value-type="float" office:value="5.60">
            <text:p>5.60</text:p>
          </table:table-cell>
          <table:table-cell office:value-type="string">
            <text:p>-</text:p>
          </table:table-cell>
          <table:table-cell office:value-type="float" office:value="7.63">
            <text:p>7.63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3.00">
            <text:p>3.0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float" office:value="5.15">
            <text:p>5.15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3">
            <text:p>6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64">
            <text:p>4.64</text:p>
          </table:table-cell>
          <table:table-cell office:value-type="float" office:value="7.67">
            <text:p>7.67</text:p>
          </table:table-cell>
          <table:table-cell office:value-type="string">
            <text:p>-</text:p>
          </table:table-cell>
          <table:table-cell office:value-type="float" office:value="2.61">
            <text:p>2.61</text:p>
          </table:table-cell>
          <table:table-cell office:value-type="float" office:value="6.00">
            <text:p>6.00</text:p>
          </table:table-cell>
          <table:table-cell office:value-type="float" office:value="6.73">
            <text:p>6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3">
            <text:p>4.13</text:p>
          </table:table-cell>
          <table:table-cell office:value-type="string">
            <text:p>-</text:p>
          </table:table-cell>
          <table:table-cell office:value-type="float" office:value="3.88">
            <text:p>3.88</text:p>
          </table:table-cell>
          <table:table-cell office:value-type="float" office:value="5.60">
            <text:p>5.6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5">
            <text:p>5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48">
            <text:p>5.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94">
            <text:p>2.94</text:p>
          </table:table-cell>
        </table:table-row>
        <table:table-row>
          <table:table-cell office:value-type="string">
            <text:p>José Fabián</text:p>
          </table:table-cell>
          <table:table-cell office:value-type="string">
            <text:p>Mba Ndo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mbando@exampl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2.17">
            <text:p>2.17</text:p>
          </table:table-cell>
          <table:table-cell office:value-type="string">
            <text:p>-</text:p>
          </table:table-cell>
          <table:table-cell office:value-type="float" office:value="1.53">
            <text:p>1.53</text:p>
          </table:table-cell>
          <table:table-cell office:value-type="float" office:value="2.20">
            <text:p>2.2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1.07">
            <text:p>1.0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29">
            <text:p>0.29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.74">
            <text:p>1.74</text:p>
          </table:table-cell>
          <table:table-cell office:value-type="string">
            <text:p>-</text:p>
          </table:table-cell>
          <table:table-cell office:value-type="float" office:value="1.75">
            <text:p>1.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83">
            <text:p>5.83</text:p>
          </table:table-cell>
          <table:table-cell office:value-type="string">
            <text:p>-</text:p>
          </table:table-cell>
          <table:table-cell office:value-type="float" office:value="5.10">
            <text:p>5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6.79">
            <text:p>6.79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6.80">
            <text:p>6.8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float" office:value="4.40">
            <text:p>4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0">
            <text:p>5.10</text:p>
          </table:table-cell>
          <table:table-cell office:value-type="float" office:value="4.50">
            <text:p>4.50</text:p>
          </table:table-cell>
          <table:table-cell office:value-type="float" office:value="6.40">
            <text:p>6.40</text:p>
          </table:table-cell>
          <table:table-cell office:value-type="string">
            <text:p>-</text:p>
          </table:table-cell>
          <table:table-cell office:value-type="float" office:value="4.95">
            <text:p>4.95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4.90">
            <text:p>4.9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34">
            <text:p>5.34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3">
            <text:p>7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7">
            <text:p>3.27</text:p>
          </table:table-cell>
          <table:table-cell office:value-type="float" office:value="7.25">
            <text:p>7.25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7.73">
            <text:p>7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13">
            <text:p>3.13</text:p>
          </table:table-cell>
          <table:table-cell office:value-type="float" office:value="5.67">
            <text:p>5.67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0">
            <text:p>4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9">
            <text:p>4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39">
            <text:p>2.39</text:p>
          </table:table-cell>
        </table:table-row>
        <table:table-row>
          <table:table-cell office:value-type="string">
            <text:p>Mariano Jaime</text:p>
          </table:table-cell>
          <table:table-cell office:value-type="string">
            <text:p>Morales Día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mordia2@iesharia.org</text:p>
          </table:table-cell>
          <table:table-cell office:value-type="float" office:value="8.06">
            <text:p>8.06</text:p>
          </table:table-cell>
          <table:table-cell office:value-type="string">
            <text:p>-</text:p>
          </table:table-cell>
          <table:table-cell office:value-type="float" office:value="8.10">
            <text:p>8.10</text:p>
          </table:table-cell>
          <table:table-cell office:value-type="float" office:value="5.48">
            <text:p>5.4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float" office:value="6.60">
            <text:p>6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0">
            <text:p>6.60</text:p>
          </table:table-cell>
          <table:table-cell office:value-type="float" office:value="6.73">
            <text:p>6.73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3.33">
            <text:p>3.33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6">
            <text:p>7.06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5.63">
            <text:p>5.63</text:p>
          </table:table-cell>
          <table:table-cell office:value-type="float" office:value="9.00">
            <text:p>9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7.50">
            <text:p>7.5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15">
            <text:p>6.15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6.65">
            <text:p>6.65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90">
            <text:p>7.9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0">
            <text:p>6.90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8">
            <text:p>2.48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1.45">
            <text:p>1.45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2.13">
            <text:p>2.13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76">
            <text:p>1.76</text:p>
          </table:table-cell>
        </table:table-row>
        <table:table-row>
          <table:table-cell office:value-type="string">
            <text:p>Samuel</text:p>
          </table:table-cell>
          <table:table-cell office:value-type="string">
            <text:p>Morales Pér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smorper@iesharia.org</text:p>
          </table:table-cell>
          <table:table-cell office:value-type="float" office:value="6.64">
            <text:p>6.64</text:p>
          </table:table-cell>
          <table:table-cell office:value-type="float" office:value="6.94">
            <text:p>6.94</text:p>
          </table:table-cell>
          <table:table-cell office:value-type="float" office:value="6.60">
            <text:p>6.60</text:p>
          </table:table-cell>
          <table:table-cell office:value-type="float" office:value="4.10">
            <text:p>4.10</text:p>
          </table:table-cell>
          <table:table-cell office:value-type="string">
            <text:p>-</text:p>
          </table:table-cell>
          <table:table-cell office:value-type="float" office:value="6.16">
            <text:p>6.16</text:p>
          </table:table-cell>
          <table:table-cell office:value-type="float" office:value="5.20">
            <text:p>5.2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8.40">
            <text:p>8.40</text:p>
          </table:table-cell>
          <table:table-cell office:value-type="string">
            <text:p>-</text:p>
          </table:table-cell>
          <table:table-cell office:value-type="float" office:value="7.40">
            <text:p>7.40</text:p>
          </table:table-cell>
          <table:table-cell office:value-type="float" office:value="6.40">
            <text:p>6.4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6">
            <text:p>7.06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4.38">
            <text:p>4.38</text:p>
          </table:table-cell>
          <table:table-cell office:value-type="float" office:value="8.00">
            <text:p>8.00</text:p>
          </table:table-cell>
          <table:table-cell office:value-type="float" office:value="4.00">
            <text:p>4.0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5.88">
            <text:p>5.88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6.41">
            <text:p>6.41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33">
            <text:p>8.33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6.10">
            <text:p>6.1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53">
            <text:p>7.53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68">
            <text:p>7.68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float" office:value="7.44">
            <text:p>7.44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8">
            <text:p>8.18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40">
            <text:p>6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94">
            <text:p>7.94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3">
            <text:p>7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60">
            <text:p>5.6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5.95">
            <text:p>55.95</text:p>
          </table:table-cell>
          <table:table-cell office:value-type="string">
            <text:p>-</text:p>
          </table:table-cell>
          <table:table-cell office:value-type="float" office:value="4.24">
            <text:p>4.24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Pérez Rodrígu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perrod@iesharia.org</text:p>
          </table:table-cell>
          <table:table-cell office:value-type="float" office:value="2.52">
            <text:p>2.52</text:p>
          </table:table-cell>
          <table:table-cell office:value-type="float" office:value="1.67">
            <text:p>1.67</text:p>
          </table:table-cell>
          <table:table-cell office:value-type="float" office:value="2.50">
            <text:p>2.50</text:p>
          </table:table-cell>
          <table:table-cell office:value-type="float" office:value="4.26">
            <text:p>4.26</text:p>
          </table:table-cell>
          <table:table-cell office:value-type="string">
            <text:p>-</text:p>
          </table:table-cell>
          <table:table-cell office:value-type="float" office:value="3.42">
            <text:p>3.42</text:p>
          </table:table-cell>
          <table:table-cell office:value-type="float" office:value="4.30">
            <text:p>4.30</text:p>
          </table:table-cell>
          <table:table-cell office:value-type="float" office:value="1.40">
            <text:p>1.40</text:p>
          </table:table-cell>
          <table:table-cell office:value-type="string">
            <text:p>-</text:p>
          </table:table-cell>
          <table:table-cell office:value-type="float" office:value="3.25">
            <text:p>3.25</text:p>
          </table:table-cell>
          <table:table-cell office:value-type="string">
            <text:p>-</text:p>
          </table:table-cell>
          <table:table-cell office:value-type="float" office:value="3.30">
            <text:p>3.30</text:p>
          </table:table-cell>
          <table:table-cell office:value-type="float" office:value="3.37">
            <text:p>3.37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3.00">
            <text:p>3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53">
            <text:p>3.53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38">
            <text:p>4.38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2.30">
            <text:p>2.30</text:p>
          </table:table-cell>
          <table:table-cell office:value-type="float" office:value="6.00">
            <text:p>6.00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3.07">
            <text:p>3.07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7">
            <text:p>3.47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4.70">
            <text:p>4.70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4.14">
            <text:p>4.14</text:p>
          </table:table-cell>
          <table:table-cell office:value-type="float" office:value="2.80">
            <text:p>2.80</text:p>
          </table:table-cell>
          <table:table-cell office:value-type="string">
            <text:p>-</text:p>
          </table:table-cell>
          <table:table-cell office:value-type="float" office:value="2.80">
            <text:p>2.80</text:p>
          </table:table-cell>
          <table:table-cell office:value-type="float" office:value="4.20">
            <text:p>4.20</text:p>
          </table:table-cell>
          <table:table-cell office:value-type="float" office:value="4.40">
            <text:p>4.40</text:p>
          </table:table-cell>
          <table:table-cell office:value-type="string">
            <text:p>-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5.50">
            <text:p>5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3">
            <text:p>4.13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68">
            <text:p>5.68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5.80">
            <text:p>5.80</text:p>
          </table:table-cell>
          <table:table-cell office:value-type="string">
            <text:p>-</text:p>
          </table:table-cell>
          <table:table-cell office:value-type="float" office:value="5.09">
            <text:p>5.09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40">
            <text:p>2.40</text:p>
          </table:table-cell>
          <table:table-cell office:value-type="float" office:value="3.15">
            <text:p>3.1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1.00">
            <text:p>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27">
            <text:p>2.27</text:p>
          </table:table-cell>
          <table:table-cell office:value-type="float" office:value="5.17">
            <text:p>5.17</text:p>
          </table:table-cell>
          <table:table-cell office:value-type="float" office:value="3.67">
            <text:p>3.67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5">
            <text:p>5.75</text:p>
          </table:table-cell>
          <table:table-cell office:value-type="float" office:value="1.63">
            <text:p>1.63</text:p>
          </table:table-cell>
          <table:table-cell office:value-type="string">
            <text:p>-</text:p>
          </table:table-cell>
          <table:table-cell office:value-type="float" office:value="3.20">
            <text:p>3.20</text:p>
          </table:table-cell>
          <table:table-cell office:value-type="float" office:value="2.69">
            <text:p>2.69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34">
            <text:p>1.3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5">
            <text:p>4.0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.48">
            <text:p>40.48</text:p>
          </table:table-cell>
          <table:table-cell office:value-type="string">
            <text:p>-</text:p>
          </table:table-cell>
          <table:table-cell office:value-type="float" office:value="1.90">
            <text:p>1.90</text:p>
          </table:table-cell>
        </table:table-row>
        <table:table-row>
          <table:table-cell office:value-type="string">
            <text:p>Miguel Ángel</text:p>
          </table:table-cell>
          <table:table-cell office:value-type="string">
            <text:p>Reguera Marrer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regmar@iesharia.org</text:p>
          </table:table-cell>
          <table:table-cell office:value-type="float" office:value="2.83">
            <text:p>2.83</text:p>
          </table:table-cell>
          <table:table-cell office:value-type="float" office:value="4.31">
            <text:p>4.31</text:p>
          </table:table-cell>
          <table:table-cell office:value-type="float" office:value="4.30">
            <text:p>4.30</text:p>
          </table:table-cell>
          <table:table-cell office:value-type="float" office:value="3.59">
            <text:p>3.59</text:p>
          </table:table-cell>
          <table:table-cell office:value-type="string">
            <text:p>-</text:p>
          </table:table-cell>
          <table:table-cell office:value-type="float" office:value="5.54">
            <text:p>5.54</text:p>
          </table:table-cell>
          <table:table-cell office:value-type="float" office:value="5.00">
            <text:p>5.00</text:p>
          </table:table-cell>
          <table:table-cell office:value-type="float" office:value="2.70">
            <text:p>2.7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3.10">
            <text:p>3.1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00">
            <text:p>2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4.82">
            <text:p>4.82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4.67">
            <text:p>4.67</text:p>
          </table:table-cell>
          <table:table-cell office:value-type="string">
            <text:p>-</text:p>
          </table:table-cell>
          <table:table-cell office:value-type="float" office:value="6.13">
            <text:p>6.1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2">
            <text:p>4.72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2.30">
            <text:p>2.3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43">
            <text:p>6.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50">
            <text:p>6.5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30">
            <text:p>5.3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0">
            <text:p>6.1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7.86">
            <text:p>7.86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60">
            <text:p>8.60</text:p>
          </table:table-cell>
          <table:table-cell office:value-type="string">
            <text:p>-</text:p>
          </table:table-cell>
          <table:table-cell office:value-type="float" office:value="7.31">
            <text:p>7.31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20">
            <text:p>6.20</text:p>
          </table:table-cell>
          <table:table-cell office:value-type="float" office:value="5.59">
            <text:p>5.5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6">
            <text:p>7.36</text:p>
          </table:table-cell>
          <table:table-cell office:value-type="float" office:value="5.35">
            <text:p>5.35</text:p>
          </table:table-cell>
          <table:table-cell office:value-type="float" office:value="6.75">
            <text:p>6.75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6.20">
            <text:p>6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3">
            <text:p>3.43</text:p>
          </table:table-cell>
          <table:table-cell office:value-type="float" office:value="5.32">
            <text:p>5.32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6">
            <text:p>6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1">
            <text:p>3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10">
            <text:p>38.10</text:p>
          </table:table-cell>
          <table:table-cell office:value-type="string">
            <text:p>-</text:p>
          </table:table-cell>
          <table:table-cell office:value-type="float" office:value="3.73">
            <text:p>3.73</text:p>
          </table:table-cell>
        </table:table-row>
        <table:table-row>
          <table:table-cell office:value-type="string">
            <text:p>Mauro Ezequiel</text:p>
          </table:table-cell>
          <table:table-cell office:value-type="string">
            <text:p>Severino Don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sevdon2@iesharia.org</text:p>
          </table:table-cell>
          <table:table-cell office:value-type="float" office:value="2.05">
            <text:p>2.05</text:p>
          </table:table-cell>
          <table:table-cell office:value-type="float" office:value="1.94">
            <text:p>1.94</text:p>
          </table:table-cell>
          <table:table-cell office:value-type="float" office:value="2.00">
            <text:p>2.00</text:p>
          </table:table-cell>
          <table:table-cell office:value-type="float" office:value="6.37">
            <text:p>6.3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float" office:value="3.50">
            <text:p>3.50</text:p>
          </table:table-cell>
          <table:table-cell office:value-type="string">
            <text:p>-</text:p>
          </table:table-cell>
          <table:table-cell office:value-type="float" office:value="3.20">
            <text:p>3.20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3.97">
            <text:p>3.97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6">
            <text:p>7.06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6.80">
            <text:p>6.8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5.81">
            <text:p>5.81</text:p>
          </table:table-cell>
          <table:table-cell office:value-type="string">
            <text:p>-</text:p>
          </table:table-cell>
          <table:table-cell office:value-type="float" office:value="6.38">
            <text:p>6.3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39">
            <text:p>6.39</text:p>
          </table:table-cell>
          <table:table-cell office:value-type="string">
            <text:p>-</text:p>
          </table:table-cell>
          <table:table-cell office:value-type="float" office:value="1.40">
            <text:p>1.40</text:p>
          </table:table-cell>
          <table:table-cell office:value-type="float" office:value="4.80">
            <text:p>4.8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4.50">
            <text:p>4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4.50">
            <text:p>4.50</text:p>
          </table:table-cell>
          <table:table-cell office:value-type="float" office:value="7.10">
            <text:p>7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80">
            <text:p>4.80</text:p>
          </table:table-cell>
          <table:table-cell office:value-type="float" office:value="7.10">
            <text:p>7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6">
            <text:p>5.96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3.00">
            <text:p>3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float" office:value="7.12">
            <text:p>7.12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20">
            <text:p>8.20</text:p>
          </table:table-cell>
          <table:table-cell office:value-type="string">
            <text:p>-</text:p>
          </table:table-cell>
          <table:table-cell office:value-type="float" office:value="6.87">
            <text:p>6.87</text:p>
          </table:table-cell>
          <table:table-cell office:value-type="float" office:value="2.00">
            <text:p>2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7.40">
            <text:p>7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91">
            <text:p>0.91</text:p>
          </table:table-cell>
          <table:table-cell office:value-type="float" office:value="4.28">
            <text:p>4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7.40">
            <text:p>7.4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7">
            <text:p>3.47</text:p>
          </table:table-cell>
          <table:table-cell office:value-type="float" office:value="0.88">
            <text:p>0.88</text:p>
          </table:table-cell>
          <table:table-cell office:value-type="string">
            <text:p>-</text:p>
          </table:table-cell>
          <table:table-cell office:value-type="float" office:value="4.48">
            <text:p>4.48</text:p>
          </table:table-cell>
          <table:table-cell office:value-type="float" office:value="5.54">
            <text:p>5.54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35">
            <text:p>2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94">
            <text:p>3.9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32">
            <text:p>3.32</text:p>
          </table:table-cell>
        </table:table-row>
        <table:table-row>
          <table:table-cell office:value-type="string">
            <text:p>Héctor David</text:p>
          </table:table-cell>
          <table:table-cell office:value-type="string">
            <text:p>Viera Rodrígu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hvierod@iesharia.org</text:p>
          </table:table-cell>
          <table:table-cell office:value-type="float" office:value="5.24">
            <text:p>5.24</text:p>
          </table:table-cell>
          <table:table-cell office:value-type="float" office:value="6.11">
            <text:p>6.11</text:p>
          </table:table-cell>
          <table:table-cell office:value-type="float" office:value="5.20">
            <text:p>5.20</text:p>
          </table:table-cell>
          <table:table-cell office:value-type="float" office:value="6.44">
            <text:p>6.4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0">
            <text:p>6.40</text:p>
          </table:table-cell>
          <table:table-cell office:value-type="float" office:value="6.70">
            <text:p>6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float" office:value="6.10">
            <text:p>6.1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.06">
            <text:p>7.06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6.88">
            <text:p>6.88</text:p>
          </table:table-cell>
          <table:table-cell office:value-type="float" office:value="9.00">
            <text:p>9.00</text:p>
          </table:table-cell>
          <table:table-cell office:value-type="float" office:value="5.00">
            <text:p>5.00</text:p>
          </table:table-cell>
          <table:table-cell office:value-type="float" office:value="1.00">
            <text:p>1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6.35">
            <text:p>6.35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float" office:value="6.48">
            <text:p>6.48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94">
            <text:p>6.94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float" office:value="4.90">
            <text:p>4.9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2.36">
            <text:p>2.3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.70">
            <text:p>5.70</text:p>
          </table:table-cell>
          <table:table-cell office:value-type="float" office:value="6.30">
            <text:p>6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float" office:value="6.30">
            <text:p>6.3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5">
            <text:p>7.1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3.00">
            <text:p>3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46">
            <text:p>6.46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string">
            <text:p>-</text:p>
          </table:table-cell>
          <table:table-cell office:value-type="float" office:value="6.80">
            <text:p>6.80</text:p>
          </table:table-cell>
          <table:table-cell office:value-type="float" office:value="5.00">
            <text:p>5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float" office:value="6.70">
            <text:p>6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0">
            <text:p>3.50</text:p>
          </table:table-cell>
          <table:table-cell office:value-type="float" office:value="8.50">
            <text:p>8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3">
            <text:p>7.73</text:p>
          </table:table-cell>
          <table:table-cell office:value-type="float" office:value="7.33">
            <text:p>7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6.70">
            <text:p>6.7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27">
            <text:p>5.27</text:p>
          </table:table-cell>
          <table:table-cell office:value-type="float" office:value="5.56">
            <text:p>5.56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8">
            <text:p>5.7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67">
            <text:p>6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6.67">
            <text:p>66.67</text:p>
          </table:table-cell>
          <table:table-cell office:value-type="string">
            <text:p>-</text:p>
          </table:table-cell>
          <table:table-cell office:value-type="float" office:value="3.81">
            <text:p>3.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2.5+ (Build: 20130621)</meta:generator>
    <meta:initial-creator>Iván Chillón Garcí­a</meta:initial-creator>
    <meta:creation-date>2015-06-10T04:03:33</meta:creation-date>
    <meta:document-statistic meta:table-count="1" meta:cell-count="0" meta:object-count="0"/>
  </office:meta>
</office:document-meta>
</file>